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vantGarde Bk BT" svg:font-family="AvantGarde Bk BT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18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19" style:parent-style-name="Standard" style:family="paragraph">
      <style:text-properties fo:font-size="20pt" style:font-size-asian="20pt" style:font-size-complex="20pt"/>
    </style:style>
    <style:style style:name="P20" style:parent-style-name="Standard" style:family="paragraph">
      <style:paragraph-properties fo:text-align="justify" fo:line-height="150%" fo:text-indent="0.4916in"/>
    </style:style>
    <style:style style:name="T21" style:parent-style-name="Fonteparág.padrão" style:family="text">
      <style:text-properties fo:color="#000000" fo:font-size="14pt" style:font-size-asian="14pt" style:font-size-complex="14pt"/>
    </style:style>
    <style:style style:name="T22" style:parent-style-name="Forte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23" style:parent-style-name="Forte" style:family="text">
      <style:text-properties fo:color="#000000" fo:font-size="14pt" style:font-size-asian="14pt" style:font-size-complex="14pt"/>
    </style:style>
    <style:style style:name="T24" style:parent-style-name="Forte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25" style:parent-style-name="Forte" style:family="text">
      <style:text-properties fo:color="#000000" fo:font-size="14pt" style:font-size-asian="14pt" style:font-size-complex="14pt"/>
    </style:style>
    <style:style style:name="T26" style:parent-style-name="Forte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27" style:parent-style-name="Forte" style:family="text">
      <style:text-properties fo:color="#000000" fo:font-size="14pt" style:font-size-asian="14pt" style:font-size-complex="14pt"/>
    </style:style>
    <style:style style:name="T28" style:parent-style-name="Forte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29" style:parent-style-name="Forte" style:family="text">
      <style:text-properties fo:color="#000000" fo:font-size="14pt" style:font-size-asian="14pt" style:font-size-complex="14pt"/>
    </style:style>
    <style:style style:name="T30" style:parent-style-name="Forte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31" style:parent-style-name="Fonteparág.padrão" style:family="text">
      <style:text-properties fo:color="#000000" fo:font-size="14pt" style:font-size-asian="14pt" style:font-size-complex="14pt"/>
    </style:style>
    <style:style style:name="T32" style:parent-style-name="Fonteparág.padrão" style:family="text">
      <style:text-properties fo:color="#000000" fo:font-size="14pt" style:font-size-asian="14pt" style:font-size-complex="14pt"/>
    </style:style>
    <style:style style:name="T33" style:parent-style-name="Forte" style:family="text">
      <style:text-properties fo:color="#000000" fo:font-size="14pt" style:font-size-asian="14pt" style:font-size-complex="14pt"/>
    </style:style>
    <style:style style:name="T34" style:parent-style-name="Forte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35" style:parent-style-name="Fonteparág.padrão" style:family="text">
      <style:text-properties fo:color="#000000" fo:font-size="14pt" style:font-size-asian="14pt" style:font-size-complex="14pt"/>
    </style:style>
    <style:style style:name="T36" style:parent-style-name="Forte" style:family="text">
      <style:text-properties fo:color="#000000" fo:font-size="14pt" style:font-size-asian="14pt" style:font-size-complex="14pt"/>
    </style:style>
    <style:style style:name="T37" style:parent-style-name="Forte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38" style:parent-style-name="Fonteparág.padrão" style:family="text">
      <style:text-properties fo:color="#000000" fo:font-size="14pt" style:font-size-asian="14pt" style:font-size-complex="14pt"/>
    </style:style>
    <style:style style:name="T39" style:parent-style-name="Forte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40" style:parent-style-name="Forte" style:family="text">
      <style:text-properties fo:color="#000000" fo:font-size="14pt" style:font-size-asian="14pt" style:font-size-complex="14pt"/>
    </style:style>
    <style:style style:name="T41" style:parent-style-name="Forte" style:family="text">
      <style:text-properties fo:font-weight="normal" style:font-weight-asian="normal" style:font-weight-complex="normal" fo:color="#000000" fo:font-size="14pt" style:font-size-asian="14pt" style:font-size-complex="14pt"/>
    </style:style>
    <style:style style:name="T42" style:parent-style-name="Fonteparág.padrão" style:family="text">
      <style:text-properties fo:color="#000000" fo:font-size="14pt" style:font-size-asian="14pt" style:font-size-complex="14pt"/>
    </style:style>
    <style:style style:name="P43" style:parent-style-name="Standard" style:family="paragraph">
      <style:paragraph-properties fo:text-align="justify" fo:line-height="150%" fo:text-indent="0.4916in"/>
      <style:text-properties fo:color="#000000" fo:font-size="14pt" style:font-size-asian="14pt" style:font-size-complex="14pt"/>
    </style:style>
    <style:style style:name="P44" style:parent-style-name="Standard" style:family="paragraph">
      <style:paragraph-properties fo:text-align="justify" fo:line-height="150%" fo:text-indent="0.4916in"/>
      <style:text-properties fo:color="#000000" fo:font-size="14pt" style:font-size-asian="14pt" style:font-size-complex="14pt"/>
    </style:style>
    <style:style style:name="P45" style:parent-style-name="Standard" style:family="paragraph">
      <style:paragraph-properties fo:text-align="justify" fo:line-height="150%" fo:text-indent="0.4916in"/>
      <style:text-properties fo:color="#000000" fo:font-size="14pt" style:font-size-asian="14pt" style:font-size-complex="14pt"/>
    </style:style>
    <style:style style:name="P46" style:parent-style-name="Standard" style:family="paragraph">
      <style:paragraph-properties fo:text-align="justify" fo:line-height="150%" fo:text-indent="0.4916in"/>
      <style:text-properties fo:color="#000000" fo:font-size="14pt" style:font-size-asian="14pt" style:font-size-complex="14pt"/>
    </style:style>
    <style:style style:name="P47" style:parent-style-name="Standard" style:family="paragraph">
      <style:paragraph-properties fo:text-align="justify" fo:line-height="150%" fo:text-indent="0.4916in"/>
    </style:style>
    <style:style style:name="T48" style:parent-style-name="Fonteparág.padrão" style:family="text">
      <style:text-properties fo:color="#000000" fo:font-size="14pt" style:font-size-asian="14pt" style:font-size-complex="14pt"/>
    </style:style>
    <style:style style:name="P49" style:parent-style-name="Normal" style:family="paragraph">
      <style:paragraph-properties>
        <style:tab-stops>
          <style:tab-stop style:type="left" style:position="0.9902in"/>
        </style:tab-stops>
      </style:paragraph-properties>
      <style:text-properties style:language-complex="ar" style:country-complex="SA"/>
    </style:style>
    <style:style style:name="P50" style:parent-style-name="Normal" style:family="paragraph">
      <style:paragraph-properties fo:text-align="center">
        <style:tab-stops>
          <style:tab-stop style:type="left" style:position="0.9902in"/>
        </style:tab-stops>
      </style:paragraph-properties>
      <style:text-properties style:language-complex="ar" style:country-complex="SA"/>
    </style:style>
  </office:automatic-styles>
  <office:body>
    <office:text text:use-soft-page-breaks="true">
      <text:p text:style-name="P1">Curso de Engenharia Eletrônica</text:p>
      <text:p text:style-name="Standard">Unidade Curricular: Eletrônica II</text:p>
      <text:p text:style-name="Standard"/>
      <text:p text:style-name="Standard">Aluno: Alexandre Taniguchi</text:p>
      <text:p text:style-name="Standard"/>
      <text:p text:style-name="Standard"/>
      <text:p text:style-name="P18">Domótica</text:p>
      <text:p text:style-name="P19"/>
      <text:p text:style-name="P20"><text:span text:style-name="T21">A </text:span><text:span text:style-name="T22">automação</text:span><text:span text:style-name="T23"><text:s/></text:span><text:span text:style-name="T24">em</text:span><text:span text:style-name="T25"><text:s/></text:span><text:span text:style-name="T26">edifícios</text:span><text:span text:style-name="T27"><text:s/></text:span><text:span text:style-name="T28">e</text:span><text:span text:style-name="T29"><text:s/></text:span><text:span text:style-name="T30">empresas</text:span><text:span text:style-name="T31"> já é comum há algum tempo, e é possível perceber através de sistemas de detecção de fumaça, feitos para combater incêndios, alarmes, câmeras de segurança, portas automáticas, sensores de presença, e diversos outros. O fator interessant</text:span><text:span text:style-name="T32">e é que estes sistemas estão migrando também para as residências, dando origem assim, aos termos automação</text:span><text:span text:style-name="T33"><text:s/></text:span><text:span text:style-name="T34">residencial</text:span><text:span text:style-name="T35">,</text:span><text:span text:style-name="T36"> </text:span><text:span text:style-name="T37">domótica</text:span><text:span text:style-name="T38">, </text:span><text:span text:style-name="T39">residência</text:span><text:span text:style-name="T40"><text:s/></text:span><text:span text:style-name="T41">inteligente</text:span><text:span text:style-name="T42"> entre outras.</text:span></text:p>
      <text:p text:style-name="P43">Este conceito de automação vem no seguimento de encontrar maneiras do ser humano ser capaz de realizar o mínimo esforço nas atividades diárias e rotineiras afim de introduzir um maior conforto e melhoria na vida dos seus usuários. Além de, não somente aumentar o conforto do usuário, essa automação também permitiria um controle remoto da residência, sendo capaz de auxiliar na economia de energia, dinheiro.</text:p>
      <text:p text:style-name="P44">Entretanto, apesar da comodidade e economia serem partes importantes da domótica, a segurança é o principal pilar, partindo do presuposto que os moradores estão cada vez mais preocupados com seus bens materiais e entes queridos.</text:p>
      <text:p text:style-name="P45">Destarte, apesar de ser um conceito recente, é fácil entender o valor que a domótica oferece, desde de as atividades mais simples como acender e apagar as luzes, até atividades onde maior atenção é requerida como o controle dos gastos da casa e a limpeza da mesma podem ser automatizados para maior conforto dos usuários. <text:s text:c="19"/></text:p>
      <text:soft-page-break/>
      <text:p text:style-name="P46"><text:line-break/><text:line-break/></text:p>
      <text:p text:style-name="P47"><text:span text:style-name="T48"><text:line-break/></text:span></text:p>
      <text:p text:style-name="Standard"/>
      <text:p text:style-name="P49"/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mbria" svg:font-family="Cambria" style:font-family-generic="roman" style:font-pitch="variable" svg:panose-1="2 4 5 3 5 4 6 3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AvantGarde Bk BT" svg:font-family="AvantGarde Bk BT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mbria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Título1" style:next-style-name="Subtítulo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="Cambria" style:font-name-asian="Cambria"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Título1" style:display-name="Título1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Subtítulo" style:display-name="Subtítulo" style:family="paragraph" style:parent-style-name="Título1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egenda1" style:display-name="Legenda1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ecuodecorpodetexto31" style:display-name="Recuo de corpo de texto 31" style:family="paragraph" style:parent-style-name="Standard">
      <style:paragraph-properties fo:text-align="center" fo:margin-bottom="0.0833in" fo:text-indent="0.4923in"/>
      <style:text-properties style:font-name="AvantGarde Bk BT" style:font-name-asian="AvantGarde Bk BT" style:font-name-complex="Arial" fo:font-weight="bold" style:font-weight-asian="bold" style:font-weight-complex="bold" fo:color="#808080" style:font-size-complex="10pt" fo:hyphenate="false"/>
    </style:style>
    <style:style style:name="Conteúdodetabela" style:display-name="Conteúdo de tabela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Conteúdodetabela">
      <style:paragraph-properties fo:text-align="center"/>
      <style:text-properties fo:font-weight="bold" style:font-weight-asian="bold" style:font-weight-complex="bold" fo:hyphenate="false"/>
    </style:style>
    <style:style style:name="Fonteparág.padrão1" style:display-name="Fonte parág. padrão1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style:font-size-complex="10.5pt" fo:hyphenate="fals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84in"/>
      </style:footer-style>
    </style:page-layout>
    <style:style style:name="TableColumn3" style:family="table-column">
      <style:table-column-properties style:column-width="0.875in" style:use-optimal-column-width="false"/>
    </style:style>
    <style:style style:name="TableColumn4" style:family="table-column">
      <style:table-column-properties style:column-width="4.25in" style:use-optimal-column-width="false"/>
    </style:style>
    <style:style style:name="TableColumn5" style:family="table-column">
      <style:table-column-properties style:column-width="0.75in" style:use-optimal-column-width="false"/>
    </style:style>
    <style:style style:name="Table2" style:family="table">
      <style:table-properties style:width="5.87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style:vertical-align="middle" fo:padding-top="0in" fo:padding-left="0.0486in" fo:padding-bottom="0in" fo:padding-right="0.0486in"/>
    </style:style>
    <style:style style:name="P8" style:parent-style-name="Cabeçalho" style:family="paragraph">
      <style:paragraph-properties style:snap-to-layout-grid="false" fo:text-align="end" fo:margin-left="-0.7381in" fo:margin-right="0.05in">
        <style:tab-stops>
          <style:tab-stop style:type="center" style:position="3.6909in"/>
          <style:tab-stop style:type="right" style:position="6.6437in"/>
        </style:tab-stops>
      </style:paragraph-properties>
    </style:style>
    <style:style style:name="T9" style:parent-style-name="Fonteparág.padrão" style:family="text">
      <style:text-properties style:font-name="Arial" style:font-name-complex="Arial" fo:font-size="11pt" style:font-size-asian="11pt" style:font-size-complex="11pt"/>
    </style:style>
    <style:style style:name="TableCell10" style:family="table-cell">
      <style:table-cell-properties fo:border="none" style:writing-mode="lr-tb" fo:padding-top="0in" fo:padding-left="0.0486in" fo:padding-bottom="0in" fo:padding-right="0.0486in"/>
    </style:style>
    <style:style style:name="P11" style:parent-style-name="Recuodecorpodetexto31" style:family="paragraph">
      <style:paragraph-properties style:snap-to-layout-grid="false" fo:margin-top="0.0972in" fo:margin-bottom="0in" fo:text-indent="-0.0472in"/>
      <style:text-properties fo:color="#3366FF" fo:font-size="9pt" style:font-size-asian="9pt" style:font-size-complex="9pt"/>
    </style:style>
    <style:style style:name="P12" style:parent-style-name="Cabeçalho" style:family="paragraph">
      <style:paragraph-properties fo:text-align="center" fo:text-indent="-0.0486in"/>
      <style:text-properties style:font-name="AvantGarde Bk BT" style:font-name-complex="Arial" fo:font-weight="bold" style:font-weight-asian="bold" style:font-weight-complex="bold" fo:font-style="italic" style:font-style-asian="italic" fo:color="#3366FF" fo:font-size="8pt" style:font-size-asian="8pt" style:font-size-complex="8pt"/>
    </style:style>
    <style:style style:name="TableCell13" style:family="table-cell">
      <style:table-cell-properties fo:border="none" style:writing-mode="lr-tb" fo:padding-top="0in" fo:padding-left="0.0486in" fo:padding-bottom="0in" fo:padding-right="0.0486in"/>
    </style:style>
    <style:style style:name="P14" style:parent-style-name="Cabeçalho" style:family="paragraph">
      <style:paragraph-properties style:snap-to-layout-grid="false" fo:margin-top="0.1388in" fo:text-indent="-0.043in"/>
    </style:style>
    <style:style style:name="T15" style:parent-style-name="Fonteparág.padrão" style:family="text">
      <style:text-properties fo:font-size="10pt" style:font-size-asian="10pt"/>
    </style:style>
    <style:style style:name="T16" style:parent-style-name="Fonteparág.padrão" style:family="text">
      <style:text-properties fo:font-size="10pt" style:font-size-asian="10pt"/>
    </style:style>
    <style:style style:name="P17" style:parent-style-name="Cabeçalho" style:family="paragraph">
      <style:text-properties fo:font-size="7pt" style:font-size-asian="7pt" style:font-size-complex="7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<draw:frame draw:style-name="a0" draw:name="Figura1" text:anchor-type="as-char" svg:x="0in" svg:y="0in" svg:width="0.81535in" svg:height="0.45157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>
              <text:p text:style-name="P11">INSTITUTO FEDERAL DE EDUCAÇÃO, CIÊNCIA E TECNOLOGIA<text:line-break/><text:s/>DE SANTA CATARINA - CAMPUS FLORIANÓPOLIS</text:p>
              <text:p text:style-name="P12">Departamento Acadêmico de Eletrônica</text:p>
            </table:table-cell>
            <table:table-cell table:style-name="TableCell13">
              <text:p text:style-name="P14"><text:span text:style-name="T15"><text:s/></text:span><text:span text:style-name="T16"><draw:frame draw:style-name="a1" draw:name="Figura2" text:anchor-type="as-char" svg:x="0in" svg:y="0in" svg:width="0.58898in" svg:height="0.38071in" style:rel-width="scale" style:rel-height="scale"><draw:image xlink:href="media/image2.jpeg" xlink:type="simple" xlink:show="embed" xlink:actuate="onLoad"/><svg:title/><svg:desc/></draw:frame></text:span></text:p>
            </table:table-cell>
          </table:table-row>
        </table:table>
        <text:p text:style-name="P17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ituto Federal de Educação, Ciência e Tecnologia de Santa Catarina</dc:title>
    <meta:initial-creator>Gabriel Romero</meta:initial-creator>
    <dc:creator>Alexandre Taniguchi</dc:creator>
    <meta:creation-date>2021-05-27T17:41:00Z</meta:creation-date>
    <dc:date>2021-05-27T17:42:00Z</dc:date>
    <meta:print-date>2020-04-26T20:16:00Z</meta:print-date>
    <meta:template xlink:href="Normal" xlink:type="simple"/>
    <meta:editing-cycles>2</meta:editing-cycles>
    <meta:editing-duration>PT60S</meta:editing-duration>
    <meta:document-statistic meta:page-count="2" meta:paragraph-count="3" meta:word-count="239" meta:character-count="1528" meta:row-count="10" meta:non-whitespace-character-count="1292"/>
  </office:meta>
</office:document-meta>
</file>